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diagonal-tl-b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/>
      <style:text-properties fo:color="#000000"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1.9327083333333cm" style:use-optimal-column-width="true"/>
    </style:style>
    <style:style style:name="co2" style:family="table-column">
      <style:table-column-properties fo:break-before="auto" style:column-width="4.70958333333333cm" style:use-optimal-column-width="true"/>
    </style:style>
    <style:style style:name="co3" style:family="table-column">
      <style:table-column-properties fo:break-before="auto" style:column-width="4.25979166666667cm" style:use-optimal-column-width="true"/>
    </style:style>
    <style:style style:name="co4" style:family="table-column">
      <style:table-column-properties fo:break-before="auto" style:column-width="3.70416666666667cm" style:use-optimal-column-width="true"/>
    </style:style>
    <style:style style:name="co5" style:family="table-column">
      <style:table-column-properties fo:break-before="auto" style:column-width="3.75708333333333cm" style:use-optimal-column-width="true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0.9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48.4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au_de_synthèse_Épreuve_E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35" table:default-cell-style-name="ce1"/>
        <table:table-column table:style-name="co9" table:number-columns-repeated="1081" table:default-cell-style-name="ce1"/>
        <table:table-column table:style-name="co10" table:default-cell-style-name="ce1"/>
        <table:table-column table:style-name="co11" table:number-columns-repeated="15259" table:default-cell-style-name="ce1"/>
        <table:table-row table:style-name="ro1">
          <table:table-cell office:value-type="string" table:number-columns-spanned="6" table:number-rows-spanned="1" table:style-name="ce12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2">
            <text:p>SESSION 2026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12">
            <text:p>Tableau de synthese des réalisations professionnell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13">
            <text:p>NOM et prénom : Schutz Lucas</text:p>
          </table:table-cell>
          <table:covered-table-cell table:number-columns-repeated="4"/>
          <table:table-cell office:value-type="string" table:number-columns-spanned="3" table:number-rows-spanned="1" table:style-name="ce28">
            <text:p>N° candidat : 02248405079<text:s/></text:p>
          </table:table-cell>
          <table:covered-table-cell table:number-columns-repeated="2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13">
            <text:p>Centre de formation : Lycée Théodore Aubanel</text:p>
          </table:table-cell>
          <table:covered-table-cell table:number-columns-repeated="4"/>
          <table:table-cell table:style-name="ce7"/>
          <table:table-cell office:value-type="string" table:style-name="ce11">
            <text:p><text:s/>☑ SISR</text:p>
          </table:table-cell>
          <table:table-cell office:value-type="string" table:style-name="ce10">
            <text:p>▢ SLAM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13">
            <text:p>Adresse URL du portfolio : https://github.com/Lucas-sch28/Portfolio.git</text:p>
          </table:table-cell>
          <table:covered-table-cell table:number-columns-repeated="4"/>
          <table:table-cell table:number-columns-repeated="2" table:style-name="ce7"/>
          <table:table-cell table:style-name="ce10"/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4">
            <text:p>Compétences mises en œuvre Réalisations professionnelles (intitulé et liste des documents et productions associés)</text:p>
          </table:table-cell>
          <table:table-cell office:value-type="string" table:number-columns-spanned="1" table:number-rows-spanned="2" table:style-name="ce15">
            <text:p>Période (sous la forme du JJ/MM/AA au JJ/MM/AA)</text:p>
          </table:table-cell>
          <table:table-cell office:value-type="string" table:style-name="ce16">
            <text:p>Gérer le patrimoine informatique</text:p>
          </table:table-cell>
          <table:table-cell office:value-type="string" table:style-name="ce16">
            <text:p>Répondre aux incidents et aux demandes d’assistance et d’évolution</text:p>
          </table:table-cell>
          <table:table-cell office:value-type="string" table:style-name="ce16">
            <text:p>Développer la présence en ligne de l’organisation</text:p>
          </table:table-cell>
          <table:table-cell office:value-type="string" table:style-name="ce16">
            <text:p>Travailler en mode projet</text:p>
          </table:table-cell>
          <table:table-cell office:value-type="string" table:style-name="ce16">
            <text:p>Mettre à disposition des utilisateurs un service informatique</text:p>
          </table:table-cell>
          <table:table-cell office:value-type="string" table:style-name="ce16">
            <text:p>Organiser son développement professionnel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17">
            <text:p>▸Recenser et identifier les ressources numériques ▸Exploiter des référentiels, normes et standards adoptés par le prestataire informatique ▸Mettre en place et vérifier les niveaux d’habilitation associés à un service ▸Vérifier les conditions de la continuité d’un service informatique ▸Gérer des sauvegardes ▸Vérifier le respect des règles d’utilisation des ressources numériques</text:p>
          </table:table-cell>
          <table:table-cell office:value-type="string" table:style-name="ce17">
            <text:p>▸Collecter, suivre et orienter des demandes ▸Traiter des demandes concernant les services réseau et système, applicatifs ▸Traiter des demandes concernant les applications</text:p>
          </table:table-cell>
          <table:table-cell office:value-type="string" table:style-name="ce17">
            <text:p>▸Participer à la valorisation de l’image de l’organisation sur les médias numériques en tenant compte du cadre juridique et des enjeux économiques ▸Référencer les services en ligne de l’organisation et mesurer leur visibilité. ▸Participer à l’évolution d’un site Web exploitant les données de l’organisation.</text:p>
          </table:table-cell>
          <table:table-cell office:value-type="string" table:style-name="ce17">
            <text:p>▸Analyser les objectifs et les modalités d’organisation d’un projet ▸Planifier les activités ▸Évaluer les indicateurs de suivi d’un projet et analyser les écarts</text:p>
          </table:table-cell>
          <table:table-cell office:value-type="string" table:style-name="ce17">
            <text:p>▸Réaliser les tests d’intégration et d’acceptation d’un service ▸Déployer un service ▸Accompagner les utilisateurs dans la mise en place d’un service</text:p>
          </table:table-cell>
          <table:table-cell office:value-type="string" table:style-name="ce17">
            <text:p>▸Mettre en place son environnement d’apprentissage personnel ▸Mettre en œuvre des outils et stratégies de veille informationnelle ▸Gérer son identité professionnelle ▸Développer son projet professionnel</text:p>
          </table:table-cell>
          <table:table-cell table:style-name="ce2"/>
          <table:table-cell table:number-columns-repeated="16375" table:style-name="ce1"/>
        </table:table-row>
        <table:table-row table:style-name="ro5">
          <table:table-cell office:value-type="string" table:number-columns-spanned="8" table:number-rows-spanned="1" table:style-name="ce18">
            <text:p>Réalisation en cours de formation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table:style-name="ce19"/>
          <table:table-cell office:value-type="string" table:style-name="ce20">
            <text:p>1ère et 2ème année</text:p>
          </table:table-cell>
          <table:table-cell table:number-columns-repeated="6" table:style-name="ce19"/>
          <table:table-cell table:number-columns-repeated="16376" table:style-name="ce1"/>
        </table:table-row>
        <table:table-row table:style-name="ro1">
          <table:table-cell office:value-type="string" table:style-name="ce21">
            <text:p>Mini-projet avec une entreprise fictive</text:p>
          </table:table-cell>
          <table:table-cell table:style-name="ce22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6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1">
            <text:p>Active Directory avec DNS, DHCP et Gpo</text:p>
          </table:table-cell>
          <table:table-cell table:style-name="ce22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6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1">
            <text:p>Scripting et automatisation</text:p>
          </table:table-cell>
          <table:table-cell table:style-name="ce22"/>
          <table:table-cell table:number-columns-repeated="3" table:style-name="ce6"/>
          <table:table-cell office:value-type="string" table:style-name="ce8">
            <text:p>X</text:p>
          </table:table-cell>
          <table:table-cell table:style-name="ce6"/>
          <table:table-cell office:value-type="string" table:style-name="ce8">
            <text:p>X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1">
            <text:p>Mise en place d'une borne wifi</text:p>
          </table:table-cell>
          <table:table-cell table:style-name="ce22"/>
          <table:table-cell table:number-columns-repeated="4" table:style-name="ce6"/>
          <table:table-cell office:value-type="string" table:style-name="ce8">
            <text:p>X</text:p>
          </table:table-cell>
          <table:table-cell table:style-name="ce6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1">
            <text:p>Création de site web</text:p>
          </table:table-cell>
          <table:table-cell table:style-name="ce22"/>
          <table:table-cell table:style-name="ce6"/>
          <table:table-cell table:style-name="ce7"/>
          <table:table-cell office:value-type="string" table:style-name="ce9">
            <text:p>X<text:s/>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number-columns-spanned="8" table:number-rows-spanned="1" table:style-name="ce23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21"/>
          <table:table-cell office:value-type="string" table:style-name="ce24">
            <text:p>02/06/2025 au 27/02/2025</text:p>
          </table:table-cell>
          <table:table-cell table:style-name="ce6"/>
          <table:table-cell table:number-columns-repeated="4" table:style-name="ce7"/>
          <table:table-cell table:style-name="ce6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1">
            <text:p>Mise en place et configuration d'appareils</text:p>
          </table:table-cell>
          <table:table-cell table:style-name="ce25"/>
          <table:table-cell office:value-type="string" table:style-name="ce8">
            <text:p>X</text:p>
          </table:table-cell>
          <table:table-cell table:style-name="ce6"/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6"/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Rescencement du materiel infrmatique et de son état</text:p>
          </table:table-cell>
          <table:table-cell table:style-name="ce25"/>
          <table:table-cell office:value-type="string" table:style-name="ce8">
            <text:p>X</text:p>
          </table:table-cell>
          <table:table-cell table:style-name="ce8"/>
          <table:table-cell table:number-columns-repeated="2" table:style-name="ce7"/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Administration d'un parc informatique virtuel (Veyon)</text:p>
          </table:table-cell>
          <table:table-cell table:style-name="ce25"/>
          <table:table-cell office:value-type="string" table:style-name="ce8">
            <text:p>X</text:p>
          </table:table-cell>
          <table:table-cell table:style-name="ce8"/>
          <table:table-cell table:style-name="ce7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Depannage et assistance aux utilisateurs</text:p>
          </table:table-cell>
          <table:table-cell table:style-name="ce22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6"/>
          <table:table-cell table:style-name="ce7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/>
        </table:table-row>
        <table:table-row table:style-name="ro6">
          <table:table-cell office:value-type="string" table:number-columns-spanned="8" table:number-rows-spanned="1" table:style-name="ce2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21"/>
          <table:table-cell office:value-type="string" table:style-name="ce26">
            <text:p>05/01/2026 au 13/02/2026</text:p>
          </table:table-cell>
          <table:table-cell table:style-name="ce6"/>
          <table:table-cell table:number-columns-repeated="4" table:style-name="ce7"/>
          <table:table-cell table:style-name="ce6"/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Développement d'outils et scripts PowerShell</text:p>
          </table:table-cell>
          <table:table-cell table:style-name="ce22"/>
          <table:table-cell office:value-type="string" table:style-name="ce8">
            <text:p>X</text:p>
          </table:table-cell>
          <table:table-cell table:number-columns-repeated="2" table:style-name="ce7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table:style-name="ce2"/>
          <table:table-cell table:number-columns-repeated="16375"/>
        </table:table-row>
        <table:table-row table:style-name="ro1">
          <table:table-cell office:value-type="string" table:style-name="ce27">
            <text:p>Déploiement centralisé d'appareils Windows</text:p>
          </table:table-cell>
          <table:table-cell table:style-name="ce25"/>
          <table:table-cell office:value-type="string" table:style-name="ce8">
            <text:p>X</text:p>
          </table:table-cell>
          <table:table-cell table:style-name="ce6"/>
          <table:table-cell table:style-name="ce7"/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table:style-name="ce6"/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Support N1/N2 aux employés</text:p>
          </table:table-cell>
          <table:table-cell table:style-name="ce25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6"/>
          <table:table-cell table:number-columns-repeated="2" table:style-name="ce7"/>
          <table:table-cell office:value-type="string" table:style-name="ce8">
            <text:p>X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1">
            <text:p>Maintenance de serveur</text:p>
          </table:table-cell>
          <table:table-cell table:style-name="ce22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2"/>
          <table:table-cell table:number-columns-repeated="16375"/>
        </table:table-row>
        <table:table-row table:style-name="ro7">
          <table:table-cell table:style-name="ce3"/>
          <table:table-cell table:style-name="ce4"/>
          <table:table-cell table:style-name="ce5"/>
          <table:table-cell table:number-columns-repeated="5" table:style-name="ce1"/>
          <table:table-cell table:style-name="ce2"/>
          <table:table-cell table:number-columns-repeated="16375"/>
        </table:table-row>
        <table:table-row table:number-rows-repeated="5" table:style-name="ro8">
          <table:table-cell table:number-columns-repeated="16384" table:style-name="ce1"/>
        </table:table-row>
        <table:table-row table:number-rows-repeated="22" table:style-name="ro8">
          <table:table-cell table:number-columns-repeated="16384"/>
        </table:table-row>
        <table:table-row table:number-rows-repeated="1048522" table:style-name="ro9">
          <table:table-cell table:number-columns-repeated="16384"/>
        </table:table-row>
        <table:named-expressions>
          <table:named-range table:name="_xlnm.Print_Area" table:cell-range-address="Tableau_de_synthèse_Épreuve_E4.$A$1:Tableau_de_synthèse_Épreuve_E4.$H$27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491732283464567in" fo:margin-bottom="0.491732283464567in" fo:margin-left="0.196456692913386in" fo:margin-right="0.196456692913386in" style:print-orientation="portrait" style:print-page-order="ltr" style:first-page-number="1" style:scale-to="100%" style:table-centering="both" style:print="objects charts drawings"/>
      <style:header-style>
        <style:header-footer-properties fo:min-height="0in" fo:margin-left="0.196456692913386in" fo:margin-right="0.196456692913386in" fo:margin-bottom="0in"/>
      </style:header-style>
      <style:footer-style>
        <style:header-footer-properties fo:min-height="0in" fo:margin-left="0.196456692913386in" fo:margin-right="0.19645669291338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ADMIN_Local</meta:initial-creator>
    <dc:creator>Lucas Schutz</dc:creator>
    <meta:creation-date>2026-04-02T15:20:20Z</meta:creation-date>
    <dc:date>2026-04-02T15:20:20Z</dc:date>
  </office:meta>
</office:document-meta>
</file>